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ntri nella caverna e inizi a camminare di buona lena, incurante delle superstizioni del villaggio, pensando che così arriverai prima alla capitale. Ad un certo punto senti provenire degi strani versi da uno dei cunicoli. Scegli se proseguire sul sentiero o andare a controlla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M31S</meta:editing-duration>
    <meta:editing-cycles>4</meta:editing-cycles>
    <meta:generator>LibreOffice/3.5$Windows_x86 LibreOffice_project/7122e39-92ed229-498d286-15e43b4-d70da21</meta:generator>
    <dc:date>2019-12-02T09:29:20.55</dc:date>
    <meta:document-statistic meta:table-count="0" meta:image-count="0" meta:object-count="0" meta:page-count="1" meta:paragraph-count="1" meta:word-count="44" meta:character-count="279" meta:non-whitespace-character-count="236"/>
    <meta:user-defined meta:name="Info 1"/>
    <meta:user-defined meta:name="Info 2"/>
    <meta:user-defined meta:name="Info 3"/>
    <meta:user-defined meta:name="Info 4"/>
  </office:meta>
</office:document-meta>
</file>